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e440" officeooo:paragraph-rsid="0011e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. Our pull requests will be handled in a ‘pull requests’ fashion, where if there is a branch off it will require a pull request <text:s/>to merge back into the trunk that must be approved from the design lea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 Riehl</meta:initial-creator>
    <meta:creation-date>2017-02-09T13:25:38.553511691</meta:creation-date>
    <meta:generator>LibreOffice/4.2.8.2$Linux_X86_64 LibreOffice_project/420$Build-2</meta:generator>
    <dc:date>2017-02-09T13:32:59.375566209</dc:date>
    <dc:creator>Jace Riehl</dc:creator>
    <meta:editing-duration>P0D</meta:editing-duration>
    <meta:editing-cycles>1</meta:editing-cycles>
    <meta:document-statistic meta:table-count="0" meta:image-count="0" meta:object-count="0" meta:page-count="1" meta:paragraph-count="1" meta:word-count="39" meta:character-count="203" meta:non-whitespace-character-count="163"/>
  </office:meta>
</office:document-meta>
</file>